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705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10444444444444cm"/>
    </style:style>
    <style:style style:name="co5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49" table:default-cell-style-name="ce1"/>
        <table:table-column table:style-name="co3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l.d f4,f1,f2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s.d f4,v5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mul.d f4,f2,f3</text:p>
          </table:table-cell>
          <table:table-cell office:value-type="float" office:value="9" table:style-name="ce1">
            <text:p>9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s.d f4,v6(r1)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l.d f3,v4(r1)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string" table:style-name="ce1">
            <text:p>div.d f4,f4,f3</text:p>
          </table:table-cell>
          <table:table-cell office:value-type="float" office:value="10" table:style-name="ce1">
            <text:p>10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1"/>
          <table:table-cell office:value-type="string" table:style-name="ce1">
            <text:p>s.d f4,v7(r1)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3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40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3906" table:style-name="ce1">
            <text:p>3906</text:p>
          </table:table-cell>
          <table:table-cell table:number-columns-repeated="16381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3" table:default-cell-style-name="ce2"/>
        <table:table-column table:style-name="co5" table:number-columns-repeated="64" table:default-cell-style-name="ce1"/>
        <table:table-column table:style-name="co3" table:number-columns-repeated="16317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mul.d f4,f1,f2</text:p>
          </table:table-cell>
          <table:table-cell office:value-type="float" office:value="9" table:style-name="ce2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2"/>
          <table:table-cell office:value-type="string" table:style-name="ce2">
            <text:p>s.d f4,v5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string" table:style-name="ce2">
            <text:p>mul.d f4,f2,f3</text:p>
          </table:table-cell>
          <table:table-cell office:value-type="float" office:value="9" table:style-name="ce2">
            <text:p>9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3" table:style-name="ce1"/>
        </table:table-row>
        <table:table-row table:style-name="ro1">
          <table:table-cell table:style-name="ce2"/>
          <table:table-cell office:value-type="string" table:style-name="ce2">
            <text:p>s.d f4,v6(r1)</text:p>
          </table:table-cell>
          <table:table-cell office:value-type="float" office:value="1" table:style-name="ce2">
            <text:p>1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2"/>
          <table:table-cell office:value-type="string" table:style-name="ce2">
            <text:p>l.d f3,v4(r1)</text:p>
          </table:table-cell>
          <table:table-cell office:value-type="float" office:value="1" table:style-name="ce2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2"/>
          <table:table-cell office:value-type="string" table:style-name="ce2">
            <text:p>div.d f4,f4,f3</text:p>
          </table:table-cell>
          <table:table-cell office:value-type="float" office:value="11" table:style-name="ce2">
            <text:p>11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 table:style-name="ce1"/>
        </table:table-row>
        <table:table-row table:style-name="ro1">
          <table:table-cell table:style-name="ce2"/>
          <table:table-cell office:value-type="string" table:style-name="ce2">
            <text:p>s.d f4,v7(r1)</text:p>
          </table:table-cell>
          <table:table-cell office:value-type="float" office:value="1" table:style-name="ce2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 table:style-name="ce1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4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4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5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Total CC</text:p>
          </table:table-cell>
          <table:table-cell office:value-type="float" office:value="4006" table:formula="of:=6+40*100" table:style-name="ce2">
            <text:p>4006</text:p>
          </table:table-cell>
          <table:table-cell table:number-columns-repeated="16381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3:19:22Z</meta:creation-date>
    <dc:date>2023-02-17T09:44:54Z</dc:date>
    <meta:editing-cycles>1</meta:editing-cycles>
    <meta:editing-duration>PT364S</meta:editing-duration>
  </office:meta>
</office:document-meta>
</file>